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6e90" officeooo:paragraph-rsid="000f02fc"/>
    </style:style>
    <style:style style:name="T1" style:family="text">
      <style:text-properties officeooo:rsid="000cb14e"/>
    </style:style>
    <style:style style:name="T2" style:family="text">
      <style:text-properties officeooo:rsid="000e40c7"/>
    </style:style>
    <style:style style:name="T3" style:family="text">
      <style:text-properties officeooo:rsid="000f02f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b14e" style:font-weight-asian="bold" style:font-weight-complex="bold"/>
    </style:style>
    <style:style style:name="T6" style:family="text">
      <style:text-properties fo:font-weight="bold" officeooo:rsid="000f02fc" style:font-weight-asian="bold" style:font-weight-complex="bold"/>
    </style:style>
    <style:style style:name="T7" style:family="text">
      <style:text-properties fo:font-weight="bold" officeooo:rsid="000e40c7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cb14e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f02fc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e40c7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0f02f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4">Welcome to Language Communicator:</text:span><text:line-break/><text:line-break/><text:span text:style-name="T3">{</text:span></text:p>
      <text:p text:style-name="P1"><text:span text:style-name="T2"><text:tab/>note: if you are unable to access the information just logout </text:span><text:span text:style-name="T3">and login again into the interface</text:span></text:p>
      <text:p text:style-name="P1"><text:span text:style-name="T3">navigation bar at the side can be used to redirect in between the projects page and you can logout of the interface using the logout option</text:span><text:line-break/></text:p>
      <text:p text:style-name="P1"><text:span text:style-name="T3">}</text:span></text:p>
      <text:p text:style-name="P1"><text:line-break/>1.Access the interface through login page where you will enter your USERNAME and PASSWORD which will be mentioned in your respective mails<text:line-break/><text:line-break/></text:p>
      <text:p text:style-name="P1"/>
      <text:p text:style-name="P1">2.After successful login you will be directed to home page where you will be able to see all the projects that are uploaded by admins<text:line-break/><text:line-break/></text:p>
      <text:p text:style-name="P1"/>
      <text:p text:style-name="P1">3.Select on the projects that you are assigned and start working on them respectively <text:line-break/><text:line-break/>Based on the project user clicked on will be redirected to the screen where chapters will be shown that are in that particular project<text:line-break/><text:line-break/>Click on chapters , then you will be directed to the USR annotation tool<text:line-break/></text:p>
      <text:p text:style-name="P1"><text:span text:style-name="T10">i</text:span><text:span text:style-name="T9">.Chapter tab</text:span>--- in this the content that is in the chapter will be displayed in form of running text<text:line-break/></text:p>
      <text:p text:style-name="P1"><text:span text:style-name="T10">ii</text:span><text:span text:style-name="T9">.Segment-tab</text:span> ---- we display the content in segments <text:line-break/>in this tab you can add or delete subsegments based on your requirements, for a single page we display max three segments, use the arrow keys to navigate to next and previous pages<text:line-break/></text:p>
      <text:p text:style-name="P1"><text:span text:style-name="T11">iii</text:span><text:span text:style-name="T9">.Lexico Conceptual tab</text:span>----<text:span text:style-name="T1">we display the conceptual information in this<text:line-break/></text:span></text:p>
      <text:p text:style-name="P1"><text:span text:style-name="T1">click on any subsegment first to configure<text:line-break/></text:span><text:span text:style-name="T3">a.</text:span><text:span text:style-name="T1">Finalize the concept definition based on the subsegment that you clicked on<text:line-break/></text:span><text:span text:style-name="T3">b.</text:span><text:span text:style-name="T1">Add or Delete columns using the three dots which are given in the index row for each cell<text:line-break/></text:span><text:span text:style-name="T3">c.</text:span><text:span text:style-name="T1">Once done finalize the concept defintion by using finalize concept definition button<text:line-break/><text:line-break/></text:span></text:p>
      <text:p text:style-name="P1"/>
      <text:p text:style-name="P1"><text:span text:style-name="T11">iv</text:span><text:span text:style-name="T10">.Construction tab</text:span><text:span text:style-name="T1"> – </text:span><text:span text:style-name="T2">display the information once the lexico conceptual defintion is completed<text:line-break/><text:line-break/>click on any subsegment to configure<text:line-break/></text:span><text:span text:style-name="T3">a</text:span><text:span text:style-name="T2">.Guide lines button which lets user to access the USR_GUIDELINES<text:line-break/></text:span><text:span text:style-name="T3">b</text:span><text:span text:style-name="T2">.Based on your understanding modify the CxN index and Component Type<text:line-break/></text:span><text:span text:style-name="T3">c</text:span><text:span text:style-name="T2">.Finalize the subsegments construction using the finalize construction button<text:line-break/><text:line-break/></text:span><text:soft-page-break/><text:span text:style-name="T2"><text:line-break/></text:span></text:p>
      <text:p text:style-name="P1"><text:span text:style-name="T11">v</text:span><text:span text:style-name="T12">.Relational tab</text:span><text:span text:style-name="T2"> ---- <text:s/>we display all the relational information for the selected subsegment<text:line-break/><text:line-break/>click on any subsegment to configure<text:line-break/></text:span><text:span text:style-name="T3">a</text:span><text:span text:style-name="T2">.isMain check box can be used to modify the main verb of the selected subsegment. Chec on any tic box its , head index will be zero and relation type will become main. You need to adjust other indexes based on the IsMain relation<text:line-break/></text:span><text:span text:style-name="T3">b</text:span><text:span text:style-name="T2">.Head index : you can select the options from the dropdown based on the selected subsegment<text:line-break/></text:span><text:span text:style-name="T3">c</text:span><text:span text:style-name="T2">.Relation Type: you can modify the relation type from the options that are in the dropdown<text:line-break/></text:span><text:span text:style-name="T3">d</text:span><text:span text:style-name="T2">.Once done finalize the relation by using the Finalize dependency relation button<text:line-break/><text:line-break/>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4:48:11.044568910</meta:creation-date>
    <dc:date>2024-08-19T15:38:57.663152983</dc:date>
    <meta:editing-duration>PT6M25S</meta:editing-duration>
    <meta:editing-cycles>1</meta:editing-cycles>
    <meta:document-statistic meta:table-count="0" meta:image-count="0" meta:object-count="0" meta:page-count="2" meta:paragraph-count="13" meta:word-count="422" meta:character-count="2549" meta:non-whitespace-character-count="2109"/>
    <meta:generator>LibreOffice/7.3.7.2$Linux_X86_64 LibreOffice_project/30$Build-2</meta:generator>
  </office:meta>
</office:document-meta>
</file>